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26cm" fo:min-width="1.38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31cm" fo:min-width="2.299cm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01cm" fo:min-width="3.691cm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39cm" fo:min-width="3.9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69cm" fo:min-width="4.07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47cm" fo:min-width="3.81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93cm" fo:min-width="3.56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8cm" fo:min-width="3.74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309cm" fo:min-width="3.81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85cm" fo:min-width="4.07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07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9cm" fo:min-width="2.299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38cm" svg:x="4.456cm" svg:y="1cm">
          <text:p text:style-name="P1">Mula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4.445cm" svg:height="1.397cm" svg:x="3.567cm" svg:y="3.14cm">
          <text:p text:style-name="P1">Input ISO </text:p>
          <text:p text:style-name="P1">Xubuntu 16.0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3" draw:id="id3" draw:layer="layout" svg:width="4.191cm" svg:height="1.551cm" svg:x="3.694cm" svg:y="5.488cm">
          <text:p text:style-name="P3">Pengurangan dan</text:p>
          <text:p text:style-name="P4"><text:s/>Penambahan Packet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4.445cm" svg:height="1.389cm" svg:x="3.567cm" svg:y="7.747cm">
          <text:p text:style-name="P6">Mengubah wallpaper </text:p>
          <text:p text:style-name="P6">default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4.572cm" svg:height="1.319cm" svg:x="3.54cm" svg:y="12.143cm">
          <text:p text:style-name="P1">Ubiquity-Slideshow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318cm" svg:height="1.197cm" svg:x="3.64cm" svg:y="16.331cm">
          <text:p text:style-name="P1">Update kernel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4.064cm" svg:height="1.343cm" svg:x="3.794cm" svg:y="18.29cm">
          <text:p text:style-name="P1">Update OS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4.245cm" svg:height="1.208cm" svg:x="3.721cm" svg:y="20.538cm">
          <text:p text:style-name="P1">Menyesuikan repo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4.318cm" svg:height="1.559cm" svg:x="3.694cm" svg:y="22.79cm">
          <text:p text:style-name="P1">Konfigurasi Identias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572cm" svg:height="1.335cm" svg:x="3.54cm" svg:y="10.095cm">
          <text:p text:style-name="P1">Mengubah icon defaul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4.572cm" svg:height="1.27cm" svg:x="3.54cm" svg:y="14.351cm">
          <text:p text:style-name="P1">Mengubah theme</text:p>
          <text:p text:style-name="P1"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5.79cm" svg:y1="2.38cm" svg:x2="5.79cm" svg:y2="3.14cm" draw:start-shape="id1" draw:start-glue-point="8" draw:end-shape="id2" draw:end-glue-point="5" svg:d="M5790 2380v760" svg:viewBox="0 0 1 761">
          <text:p/>
        </draw:connector>
        <draw:connector draw:style-name="gr12" draw:text-style-name="P8" draw:layer="layout" draw:type="line" svg:x1="5.79cm" svg:y1="4.537cm" svg:x2="5.789cm" svg:y2="5.488cm" draw:start-shape="id2" draw:start-glue-point="8" draw:end-shape="id3" draw:end-glue-point="0" svg:d="M5790 4537l-1 951" svg:viewBox="0 0 2 952">
          <text:p/>
        </draw:connector>
        <draw:connector draw:style-name="gr12" draw:text-style-name="P8" draw:layer="layout" draw:type="line" svg:x1="5.789cm" svg:y1="7.039cm" svg:x2="5.789cm" svg:y2="7.747cm" draw:start-shape="id3" draw:start-glue-point="2" draw:end-shape="id4" draw:end-glue-point="0" svg:d="M5789 7039v708" svg:viewBox="0 0 1 709">
          <text:p/>
        </draw:connector>
        <draw:connector draw:style-name="gr12" draw:text-style-name="P8" draw:layer="layout" draw:type="line" svg:x1="5.789cm" svg:y1="9.136cm" svg:x2="5.826cm" svg:y2="10.095cm" draw:start-shape="id4" draw:start-glue-point="2" draw:end-shape="id5" draw:end-glue-point="0" svg:d="M5789 9136l37 959" svg:viewBox="0 0 38 960">
          <text:p/>
        </draw:connector>
        <draw:connector draw:style-name="gr12" draw:text-style-name="P8" draw:layer="layout" draw:type="line" svg:x1="5.826cm" svg:y1="11.43cm" svg:x2="5.826cm" svg:y2="12.143cm" draw:start-shape="id5" draw:start-glue-point="2" draw:end-shape="id6" draw:end-glue-point="0" svg:d="M5826 11430v713" svg:viewBox="0 0 1 714">
          <text:p/>
        </draw:connector>
        <draw:connector draw:style-name="gr12" draw:text-style-name="P8" draw:layer="layout" draw:type="line" svg:x1="5.826cm" svg:y1="13.462cm" svg:x2="5.826cm" svg:y2="14.351cm" draw:start-shape="id6" draw:start-glue-point="2" draw:end-shape="id7" draw:end-glue-point="0" svg:d="M5826 13462v889" svg:viewBox="0 0 1 890">
          <text:p/>
        </draw:connector>
        <draw:connector draw:style-name="gr12" draw:text-style-name="P8" draw:layer="layout" draw:type="line" svg:x1="5.826cm" svg:y1="15.621cm" svg:x2="5.799cm" svg:y2="16.331cm" draw:start-shape="id7" draw:start-glue-point="2" draw:end-shape="id8" draw:end-glue-point="0" svg:d="M5826 15621l-27 710" svg:viewBox="0 0 28 711">
          <text:p/>
        </draw:connector>
        <draw:connector draw:style-name="gr12" draw:text-style-name="P8" draw:layer="layout" draw:type="line" svg:x1="5.799cm" svg:y1="17.528cm" svg:x2="5.826cm" svg:y2="18.29cm" draw:start-shape="id8" draw:start-glue-point="2" draw:end-shape="id9" svg:d="M5799 17528l27 762" svg:viewBox="0 0 28 763">
          <text:p/>
        </draw:connector>
        <draw:connector draw:style-name="gr12" draw:text-style-name="P8" draw:layer="layout" draw:type="line" svg:x1="5.826cm" svg:y1="19.633cm" svg:x2="5.843cm" svg:y2="20.538cm" draw:start-shape="id9" draw:start-glue-point="2" draw:end-shape="id10" draw:end-glue-point="0" svg:d="M5826 19633l17 905" svg:viewBox="0 0 18 906">
          <text:p/>
        </draw:connector>
        <draw:connector draw:style-name="gr12" draw:text-style-name="P8" draw:layer="layout" draw:type="line" svg:x1="5.843cm" svg:y1="21.746cm" svg:x2="5.853cm" svg:y2="22.79cm" draw:start-shape="id10" draw:start-glue-point="2" draw:end-shape="id11" draw:end-glue-point="0" svg:d="M5843 21746l10 1044" svg:viewBox="0 0 11 1045">
          <text:p/>
        </draw:connector>
        <draw:custom-shape draw:style-name="gr1" draw:text-style-name="P2" xml:id="id13" draw:id="id13" draw:layer="layout" svg:width="2.667cm" svg:height="1.38cm" svg:x="4.456cm" svg:y="26.951cm">
          <text:p text:style-name="P1">Selesa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xml:id="id12" draw:id="id12" draw:layer="layout" svg:width="4.445cm" svg:height="1.016cm" svg:x="3.567cm" svg:y="25.146cm">
          <text:p text:style-name="P1">Packing Ub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8" draw:layer="layout" draw:type="line" svg:x1="5.853cm" svg:y1="24.349cm" svg:x2="5.79cm" svg:y2="25.146cm" draw:start-shape="id11" draw:start-glue-point="2" draw:end-shape="id12" draw:end-glue-point="5" svg:d="M5853 24349l-63 797" svg:viewBox="0 0 64 798">
          <text:p/>
        </draw:connector>
        <draw:connector draw:style-name="gr12" draw:text-style-name="P8" draw:layer="layout" draw:type="line" svg:x1="5.79cm" svg:y1="26.162cm" svg:x2="5.79cm" svg:y2="26.951cm" draw:start-shape="id12" draw:start-glue-point="8" draw:end-shape="id13" draw:end-glue-point="4" svg:d="M5790 26162v789" svg:viewBox="0 0 1 7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09:51:46.233209558</meta:creation-date>
    <dc:date>2018-05-21T10:36:04.777657212</dc:date>
    <meta:editing-duration>PT41S</meta:editing-duration>
    <meta:editing-cycles>1</meta:editing-cycles>
    <meta:document-statistic meta:object-count="25"/>
    <meta:generator>LibreOffice/6.0.3.2$Linux_X86_64 LibreOffice_project/00m0$Build-2</meta:generator>
  </office:meta>
</office:document-meta>
</file>